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15.89mm"/>
    </style:style>
    <style:style style:name="co4" style:family="table-column">
      <style:table-column-properties fo:break-before="auto" style:column-width="19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16.23mm"/>
    </style:style>
    <style:style style:name="co7" style:family="table-column">
      <style:table-column-properties fo:break-before="auto" style:column-width="18.64mm"/>
    </style:style>
    <style:style style:name="co8" style:family="table-column">
      <style:table-column-properties fo:break-before="auto" style:column-width="16.58mm"/>
    </style:style>
    <style:style style:name="co9" style:family="table-column">
      <style:table-column-properties fo:break-before="auto" style:column-width="15.5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>
      <style:table-cell-properties fo:border="0.99pt groove #000000"/>
    </style:style>
    <style:style style:name="ce6" style:family="table-cell" style:parent-style-name="Default" style:data-style-name="N1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6.15mm" svg:height="95.36mm" svg:x="0mm" svg:y="39.63mm">
            <loext:p draw:notify-on-update-of-ranges="Feuille1.B2:Feuille1.N2 Feuille1.A3:Feuille1.A3 Feuille1.B3:Feuille1.N3 Feuille1.A4:Feuille1.A4 Feuille1.B4:Feuille1.N4 Feuille1.A5:Feuille1.A5 Feuille1.B5:Feuille1.N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5.15mm" svg:height="98.34mm" svg:x="0mm" svg:y="194.51mm">
            <loext:p draw:notify-on-update-of-ranges="Feuille1.B36:Feuille1.N36 Feuille1.A37:Feuille1.A37 Feuille1.B37:Feuille1.N37 Feuille1.A38:Feuille1.A38 Feuille1.B38:Feuille1.N38 Feuille1.A39:Feuille1.A39 Feuille1.B39:Feuille1.N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6.42mm" svg:height="99.34mm" svg:x="0mm" svg:y="347.49mm">
            <loext:p draw:notify-on-update-of-ranges="Feuille1.B70:Feuille1.N70 Feuille1.A71:Feuille1.A71 Feuille1.B71:Feuille1.N71 Feuille1.A72:Feuille1.A72 Feuille1.B72:Feuille1.N72 Feuille1.A73:Feuille1.A73 Feuille1.B73:Feuille1.N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5.15mm" svg:height="99.94mm" svg:x="0mm" svg:y="500.79mm">
            <loext:p draw:notify-on-update-of-ranges="Feuille1.B104:Feuille1.N104 Feuille1.A105:Feuille1.A105 Feuille1.B105:Feuille1.N105 Feuille1.A106:Feuille1.A106 Feuille1.B106:Feuille1.N106 Feuille1.A107:Feuille1.A107 Feuille1.B107:Feuille1.N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6.15mm" svg:height="96.68mm" svg:x="0mm" svg:y="647.14mm">
            <loext:p draw:notify-on-update-of-ranges="Feuille1.B138:Feuille1.I138 Feuille1.A139:Feuille1.A139 Feuille1.B139:Feuille1.I139 Feuille1.A140:Feuille1.A140 Feuille1.B140:Feuille1.I140 Feuille1.A141:Feuille1.A141 Feuille1.B141:Feuille1.I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ipe/conduct</text:p>
          </table:table-cell>
          <table:table-cell table:style-name="ce4" table:formula="of:=(([.B3]-[.B5])/[.B3])" office:value-type="percentage" office:value="0.52" calcext:value-type="percentage">
            <text:p>52,00 %</text:p>
          </table:table-cell>
          <table:table-cell table:style-name="ce4" table:formula="of:=(([.C3]-[.C5])/[.C3])" office:value-type="percentage" office:value="0.933333333333333" calcext:value-type="percentage">
            <text:p>93,33 %</text:p>
          </table:table-cell>
          <table:table-cell table:style-name="ce4" table:formula="of:=(([.D3]-[.D5])/[.D3])" office:value-type="percentage" office:value="0.933333333333333" calcext:value-type="percentage">
            <text:p>93,33 %</text:p>
          </table:table-cell>
          <table:table-cell table:style-name="ce4" table:formula="of:=(([.E3]-[.E5])/[.E3])" office:value-type="percentage" office:value="0.941176470588235" calcext:value-type="percentage">
            <text:p>94,12 %</text:p>
          </table:table-cell>
          <table:table-cell table:style-name="ce4" table:formula="of:=(([.F3]-[.F5])/[.F3])" office:value-type="percentage" office:value="0.933333333333333" calcext:value-type="percentage">
            <text:p>93,33 %</text:p>
          </table:table-cell>
          <table:table-cell table:style-name="ce4" table:formula="of:=(([.G3]-[.G5])/[.G3])" office:value-type="percentage" office:value="0.928571428571429" calcext:value-type="percentage">
            <text:p>92,86 %</text:p>
          </table:table-cell>
          <table:table-cell table:style-name="ce4" table:formula="of:=(([.H3]-[.H5])/[.H3])" office:value-type="percentage" office:value="0.923076923076923" calcext:value-type="percentage">
            <text:p>92,31 %</text:p>
          </table:table-cell>
          <table:table-cell table:style-name="ce4" table:formula="of:=(([.I3]-[.I5])/[.I3])" office:value-type="percentage" office:value="0.733333333333333" calcext:value-type="percentage">
            <text:p>73,33 %</text:p>
          </table:table-cell>
          <table:table-cell table:style-name="ce4" table:formula="of:=(([.J3]-[.J5])/[.J3])" office:value-type="percentage" office:value="0.875" calcext:value-type="percentage">
            <text:p>87,50 %</text:p>
          </table:table-cell>
          <table:table-cell table:style-name="ce4" table:formula="of:=(([.K3]-[.K5])/[.K3])" office:value-type="percentage" office:value="0.846153846153846" calcext:value-type="percentage">
            <text:p>84,62 %</text:p>
          </table:table-cell>
          <table:table-cell table:style-name="ce4" table:formula="of:=(([.L3]-[.L5])/[.L3])" office:value-type="percentage" office:value="0.785714285714286" calcext:value-type="percentage">
            <text:p>78,57 %</text:p>
          </table:table-cell>
          <table:table-cell table:style-name="ce4" table:formula="of:=(([.M3]-[.M5])/[.M3])" office:value-type="percentage" office:value="0.866666666666667" calcext:value-type="percentage">
            <text:p>86,67 %</text:p>
          </table:table-cell>
          <table:table-cell table:style-name="ce4" table:formula="of:=(([.N3]-[.N5])/[.N3])" office:value-type="percentage" office:value="0.733333333333333" calcext:value-type="percentage">
            <text:p>73,33 %</text:p>
          </table:table-cell>
        </table:table-row>
        <table:table-row table:style-name="ro1">
          <table:table-cell table:style-name="ce1" office:value-type="string" calcext:value-type="string">
            <text:p>socket/conduct</text:p>
          </table:table-cell>
          <table:table-cell table:style-name="ce4" table:formula="of:=(([.B4]-[.B5])/[.B4])" office:value-type="percentage" office:value="0.74468085106383" calcext:value-type="percentage">
            <text:p>74,47 %</text:p>
          </table:table-cell>
          <table:table-cell table:style-name="ce4" table:formula="of:=(([.C4]-[.C5])/[.C4])" office:value-type="percentage" office:value="0.976744186046512" calcext:value-type="percentage">
            <text:p>97,67 %</text:p>
          </table:table-cell>
          <table:table-cell table:style-name="ce4" table:formula="of:=(([.D4]-[.D5])/[.D4])" office:value-type="percentage" office:value="0.976190476190476" calcext:value-type="percentage">
            <text:p>97,62 %</text:p>
          </table:table-cell>
          <table:table-cell table:style-name="ce4" table:formula="of:=(([.E4]-[.E5])/[.E4])" office:value-type="percentage" office:value="0.983606557377049" calcext:value-type="percentage">
            <text:p>98,36 %</text:p>
          </table:table-cell>
          <table:table-cell table:style-name="ce4" table:formula="of:=(([.F4]-[.F5])/[.F4])" office:value-type="percentage" office:value="0.979166666666667" calcext:value-type="percentage">
            <text:p>97,92 %</text:p>
          </table:table-cell>
          <table:table-cell table:style-name="ce4" table:formula="of:=(([.G4]-[.G5])/[.G4])" office:value-type="percentage" office:value="0.975609756097561" calcext:value-type="percentage">
            <text:p>97,56 %</text:p>
          </table:table-cell>
          <table:table-cell table:style-name="ce4" table:formula="of:=(([.H4]-[.H5])/[.H4])" office:value-type="percentage" office:value="0.974358974358974" calcext:value-type="percentage">
            <text:p>97,44 %</text:p>
          </table:table-cell>
          <table:table-cell table:style-name="ce4" table:formula="of:=(([.I4]-[.I5])/[.I4])" office:value-type="percentage" office:value="0.927272727272727" calcext:value-type="percentage">
            <text:p>92,73 %</text:p>
          </table:table-cell>
          <table:table-cell table:style-name="ce4" table:formula="of:=(([.J4]-[.J5])/[.J4])" office:value-type="percentage" office:value="0.95" calcext:value-type="percentage">
            <text:p>95,00 %</text:p>
          </table:table-cell>
          <table:table-cell table:style-name="ce4" table:formula="of:=(([.K4]-[.K5])/[.K4])" office:value-type="percentage" office:value="0.95" calcext:value-type="percentage">
            <text:p>95,00 %</text:p>
          </table:table-cell>
          <table:table-cell table:style-name="ce4" table:formula="of:=(([.L4]-[.L5])/[.L4])" office:value-type="percentage" office:value="0.926829268292683" calcext:value-type="percentage">
            <text:p>92,68 %</text:p>
          </table:table-cell>
          <table:table-cell table:style-name="ce4" table:formula="of:=(([.M4]-[.M5])/[.M4])" office:value-type="percentage" office:value="0.95" calcext:value-type="percentage">
            <text:p>95,00 %</text:p>
          </table:table-cell>
          <table:table-cell table:style-name="ce4" table:formula="of:=(([.N4]-[.N5])/[.N4])" office:value-type="percentage" office:value="0.902439024390244" calcext:value-type="percentage">
            <text:p>90,24 %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style-name="ce2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4200" calcext:value-type="float">
            <text:p>42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pipe/conduct</text:p>
          </table:table-cell>
          <table:table-cell table:style-name="ce4" table:formula="of:=(([.B37]-[.B39])/[.B37])" office:value-type="percentage" office:value="0.785714285714286" calcext:value-type="percentage">
            <text:p>78,57 %</text:p>
          </table:table-cell>
          <table:table-cell table:style-name="ce4" table:formula="of:=(([.C37]-[.C39])/[.C37])" office:value-type="percentage" office:value="0.75" calcext:value-type="percentage">
            <text:p>75,00 %</text:p>
          </table:table-cell>
          <table:table-cell table:style-name="ce4" table:formula="of:=(([.D37]-[.D39])/[.D37])" office:value-type="percentage" office:value="0.785714285714286" calcext:value-type="percentage">
            <text:p>78,57 %</text:p>
          </table:table-cell>
          <table:table-cell table:style-name="ce4" table:formula="of:=(([.E37]-[.E39])/[.E37])" office:value-type="percentage" office:value="-1.26666666666667" calcext:value-type="percentage">
            <text:p>-126,67 %</text:p>
          </table:table-cell>
          <table:table-cell table:style-name="ce4" table:formula="of:=(([.F37]-[.F39])/[.F37])" office:value-type="percentage" office:value="0.862068965517241" calcext:value-type="percentage">
            <text:p>86,21 %</text:p>
          </table:table-cell>
          <table:table-cell table:style-name="ce4" table:formula="of:=(([.G37]-[.G39])/[.G37])" office:value-type="percentage" office:value="0.529411764705882" calcext:value-type="percentage">
            <text:p>52,94 %</text:p>
          </table:table-cell>
          <table:table-cell table:style-name="ce4" table:formula="of:=(([.H37]-[.H39])/[.H37])" office:value-type="percentage" office:value="0.833333333333333" calcext:value-type="percentage">
            <text:p>83,33 %</text:p>
          </table:table-cell>
          <table:table-cell table:style-name="ce4" table:formula="of:=(([.I37]-[.I39])/[.I37])" office:value-type="percentage" office:value="-1.16" calcext:value-type="percentage">
            <text:p>-116,00 %</text:p>
          </table:table-cell>
          <table:table-cell table:style-name="ce4" table:formula="of:=(([.J37]-[.J39])/[.J37])" office:value-type="percentage" office:value="0.780487804878049" calcext:value-type="percentage">
            <text:p>78,05 %</text:p>
          </table:table-cell>
          <table:table-cell table:style-name="ce4" table:formula="of:=(([.K37]-[.K39])/[.K37])" office:value-type="percentage" office:value="0.833333333333333" calcext:value-type="percentage">
            <text:p>83,33 %</text:p>
          </table:table-cell>
          <table:table-cell table:style-name="ce4" table:formula="of:=(([.L37]-[.L39])/[.L37])" office:value-type="percentage" office:value="0.8" calcext:value-type="percentage">
            <text:p>80,00 %</text:p>
          </table:table-cell>
          <table:table-cell table:style-name="ce4" table:formula="of:=(([.M37]-[.M39])/[.M37])" office:value-type="percentage" office:value="0.454545454545455" calcext:value-type="percentage">
            <text:p>45,45 %</text:p>
          </table:table-cell>
          <table:table-cell table:style-name="ce4" table:formula="of:=(([.N37]-[.N39])/[.N37])" office:value-type="percentage" office:value="-1.78048780487805" calcext:value-type="percentage">
            <text:p>-178,05 %</text:p>
          </table:table-cell>
        </table:table-row>
        <table:table-row table:style-name="ro1">
          <table:table-cell table:style-name="ce1" office:value-type="string" calcext:value-type="string">
            <text:p>socket/conduct</text:p>
          </table:table-cell>
          <table:table-cell table:style-name="ce4" table:formula="of:=(([.B38]-[.B39])/[.B38])" office:value-type="percentage" office:value="0.925" calcext:value-type="percentage">
            <text:p>92,50 %</text:p>
          </table:table-cell>
          <table:table-cell table:style-name="ce4" table:formula="of:=(([.C38]-[.C39])/[.C38])" office:value-type="percentage" office:value="0.902439024390244" calcext:value-type="percentage">
            <text:p>90,24 %</text:p>
          </table:table-cell>
          <table:table-cell table:style-name="ce4" table:formula="of:=(([.D38]-[.D39])/[.D38])" office:value-type="percentage" office:value="0.925" calcext:value-type="percentage">
            <text:p>92,50 %</text:p>
          </table:table-cell>
          <table:table-cell table:style-name="ce4" table:formula="of:=(([.E38]-[.E39])/[.E38])" office:value-type="percentage" office:value="0.306122448979592" calcext:value-type="percentage">
            <text:p>30,61 %</text:p>
          </table:table-cell>
          <table:table-cell table:style-name="ce4" table:formula="of:=(([.F38]-[.F39])/[.F38])" office:value-type="percentage" office:value="0.908045977011494" calcext:value-type="percentage">
            <text:p>90,80 %</text:p>
          </table:table-cell>
          <table:table-cell table:style-name="ce4" table:formula="of:=(([.G38]-[.G39])/[.G38])" office:value-type="percentage" office:value="0.917525773195876" calcext:value-type="percentage">
            <text:p>91,75 %</text:p>
          </table:table-cell>
          <table:table-cell table:style-name="ce4" table:formula="of:=(([.H38]-[.H39])/[.H38])" office:value-type="percentage" office:value="0.964601769911504" calcext:value-type="percentage">
            <text:p>96,46 %</text:p>
          </table:table-cell>
          <table:table-cell table:style-name="ce4" table:formula="of:=(([.I38]-[.I39])/[.I38])" office:value-type="percentage" office:value="-0.0188679245283019" calcext:value-type="percentage">
            <text:p>-1,89 %</text:p>
          </table:table-cell>
          <table:table-cell table:style-name="ce4" table:formula="of:=(([.J38]-[.J39])/[.J38])" office:value-type="percentage" office:value="0.852459016393443" calcext:value-type="percentage">
            <text:p>85,25 %</text:p>
          </table:table-cell>
          <table:table-cell table:style-name="ce4" table:formula="of:=(([.K38]-[.K39])/[.K38])" office:value-type="percentage" office:value="0.921348314606742" calcext:value-type="percentage">
            <text:p>92,13 %</text:p>
          </table:table-cell>
          <table:table-cell table:style-name="ce4" table:formula="of:=(([.L38]-[.L39])/[.L38])" office:value-type="percentage" office:value="0.841269841269841" calcext:value-type="percentage">
            <text:p>84,13 %</text:p>
          </table:table-cell>
          <table:table-cell table:style-name="ce4" table:formula="of:=(([.M38]-[.M39])/[.M38])" office:value-type="percentage" office:value="0.789473684210526" calcext:value-type="percentage">
            <text:p>78,95 %</text:p>
          </table:table-cell>
          <table:table-cell table:style-name="ce4" table:formula="of:=(([.N38]-[.N39])/[.N38])" office:value-type="percentage" office:value="0.202797202797203" calcext:value-type="percentage">
            <text:p>20,28 %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pipe/conduct</text:p>
          </table:table-cell>
          <table:table-cell table:style-name="ce4" table:formula="of:=(([.B71]-[.B73])/[.B71])" office:value-type="percentage" office:value="0.937106918238994" calcext:value-type="percentage">
            <text:p>93,71 %</text:p>
          </table:table-cell>
          <table:table-cell table:style-name="ce4" table:formula="of:=(([.C71]-[.C73])/[.C71])" office:value-type="percentage" office:value="0.830508474576271" calcext:value-type="percentage">
            <text:p>83,05 %</text:p>
          </table:table-cell>
          <table:table-cell table:style-name="ce4" table:formula="of:=(([.D71]-[.D73])/[.D71])" office:value-type="percentage" office:value="-1.52631578947368" calcext:value-type="percentage">
            <text:p>-152,63 %</text:p>
          </table:table-cell>
          <table:table-cell table:style-name="ce4" table:formula="of:=(([.E71]-[.E73])/[.E71])" office:value-type="percentage" office:value="0.5" calcext:value-type="percentage">
            <text:p>50,00 %</text:p>
          </table:table-cell>
          <table:table-cell table:style-name="ce4" table:formula="of:=(([.F71]-[.F73])/[.F71])" office:value-type="percentage" office:value="0.907407407407407" calcext:value-type="percentage">
            <text:p>90,74 %</text:p>
          </table:table-cell>
          <table:table-cell table:style-name="ce4" table:formula="of:=(([.G71]-[.G73])/[.G71])" office:value-type="percentage" office:value="0.4375" calcext:value-type="percentage">
            <text:p>43,75 %</text:p>
          </table:table-cell>
          <table:table-cell table:style-name="ce4" table:formula="of:=(([.H71]-[.H73])/[.H71])" office:value-type="percentage" office:value="0.69047619047619" calcext:value-type="percentage">
            <text:p>69,05 %</text:p>
          </table:table-cell>
          <table:table-cell table:style-name="ce4" table:formula="of:=(([.I71]-[.I73])/[.I71])" office:value-type="percentage" office:value="0.35" calcext:value-type="percentage">
            <text:p>35,00 %</text:p>
          </table:table-cell>
          <table:table-cell table:style-name="ce4" table:formula="of:=(([.J71]-[.J73])/[.J71])" office:value-type="percentage" office:value="0.0363636363636364" calcext:value-type="percentage">
            <text:p>3,64 %</text:p>
          </table:table-cell>
          <table:table-cell table:style-name="ce4" table:formula="of:=(([.K71]-[.K73])/[.K71])" office:value-type="percentage" office:value="0.72" calcext:value-type="percentage">
            <text:p>72,00 %</text:p>
          </table:table-cell>
          <table:table-cell table:style-name="ce4" table:formula="of:=(([.L71]-[.L73])/[.L71])" office:value-type="percentage" office:value="0.555555555555556" calcext:value-type="percentage">
            <text:p>55,56 %</text:p>
          </table:table-cell>
          <table:table-cell table:style-name="ce4" table:formula="of:=(([.M71]-[.M73])/[.M71])" office:value-type="percentage" office:value="0" calcext:value-type="percentage">
            <text:p>0,00 %</text:p>
          </table:table-cell>
          <table:table-cell table:style-name="ce4" table:formula="of:=(([.N71]-[.N73])/[.N71])" office:value-type="percentage" office:value="0.5" calcext:value-type="percentage">
            <text:p>50,00 %</text:p>
          </table:table-cell>
        </table:table-row>
        <table:table-row table:style-name="ro1">
          <table:table-cell table:style-name="ce1" office:value-type="string" calcext:value-type="string">
            <text:p>socket/conduct</text:p>
          </table:table-cell>
          <table:table-cell table:style-name="ce4" table:formula="of:=(([.B72]-[.B73])/[.B72])" office:value-type="percentage" office:value="0.841269841269841" calcext:value-type="percentage">
            <text:p>84,13 %</text:p>
          </table:table-cell>
          <table:table-cell table:style-name="ce4" table:formula="of:=(([.C72]-[.C73])/[.C72])" office:value-type="percentage" office:value="0.915966386554622" calcext:value-type="percentage">
            <text:p>91,60 %</text:p>
          </table:table-cell>
          <table:table-cell table:style-name="ce4" table:formula="of:=(([.D72]-[.D73])/[.D72])" office:value-type="percentage" office:value="0.314285714285714" calcext:value-type="percentage">
            <text:p>31,43 %</text:p>
          </table:table-cell>
          <table:table-cell table:style-name="ce4" table:formula="of:=(([.E72]-[.E73])/[.E72])" office:value-type="percentage" office:value="0.9375" calcext:value-type="percentage">
            <text:p>93,75 %</text:p>
          </table:table-cell>
          <table:table-cell table:style-name="ce4" table:formula="of:=(([.F72]-[.F73])/[.F72])" office:value-type="percentage" office:value="0.863013698630137" calcext:value-type="percentage">
            <text:p>86,30 %</text:p>
          </table:table-cell>
          <table:table-cell table:style-name="ce4" table:formula="of:=(([.G72]-[.G73])/[.G72])" office:value-type="percentage" office:value="0.709677419354839" calcext:value-type="percentage">
            <text:p>70,97 %</text:p>
          </table:table-cell>
          <table:table-cell table:style-name="ce4" table:formula="of:=(([.H72]-[.H73])/[.H72])" office:value-type="percentage" office:value="0.847058823529412" calcext:value-type="percentage">
            <text:p>84,71 %</text:p>
          </table:table-cell>
          <table:table-cell table:style-name="ce4" table:formula="of:=(([.I72]-[.I73])/[.I72])" office:value-type="percentage" office:value="0.895161290322581" calcext:value-type="percentage">
            <text:p>89,52 %</text:p>
          </table:table-cell>
          <table:table-cell table:style-name="ce4" table:formula="of:=(([.J72]-[.J73])/[.J72])" office:value-type="percentage" office:value="0.0701754385964912" calcext:value-type="percentage">
            <text:p>7,02 %</text:p>
          </table:table-cell>
          <table:table-cell table:style-name="ce4" table:formula="of:=(([.K72]-[.K73])/[.K72])" office:value-type="percentage" office:value="0.930693069306931" calcext:value-type="percentage">
            <text:p>93,07 %</text:p>
          </table:table-cell>
          <table:table-cell table:style-name="ce4" table:formula="of:=(([.L72]-[.L73])/[.L72])" office:value-type="percentage" office:value="0.947019867549669" calcext:value-type="percentage">
            <text:p>94,70 %</text:p>
          </table:table-cell>
          <table:table-cell table:style-name="ce4" table:formula="of:=(([.M72]-[.M73])/[.M72])" office:value-type="percentage" office:value="0.650793650793651" calcext:value-type="percentage">
            <text:p>65,08 %</text:p>
          </table:table-cell>
          <table:table-cell table:style-name="ce4" table:formula="of:=(([.N72]-[.N73])/[.N72])" office:value-type="percentage" office:value="0.885714285714286" calcext:value-type="percentage">
            <text:p>88,57 %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pipe/conduct</text:p>
          </table:table-cell>
          <table:table-cell table:style-name="ce4" table:formula="of:=(([.B105]-[.B107])/[.B105])" office:value-type="percentage" office:value="0.631578947368421" calcext:value-type="percentage">
            <text:p>63,16 %</text:p>
          </table:table-cell>
          <table:table-cell table:style-name="ce4" table:formula="of:=(([.C105]-[.C107])/[.C105])" office:value-type="percentage" office:value="0.777777777777778" calcext:value-type="percentage">
            <text:p>77,78 %</text:p>
          </table:table-cell>
          <table:table-cell table:style-name="ce4" table:formula="of:=(([.D105]-[.D107])/[.D105])" office:value-type="percentage" office:value="0.775" calcext:value-type="percentage">
            <text:p>77,50 %</text:p>
          </table:table-cell>
          <table:table-cell table:style-name="ce4" table:formula="of:=(([.E105]-[.E107])/[.E105])" office:value-type="percentage" office:value="0.578947368421053" calcext:value-type="percentage">
            <text:p>57,89 %</text:p>
          </table:table-cell>
          <table:table-cell table:style-name="ce4" table:formula="of:=(([.F105]-[.F107])/[.F105])" office:value-type="percentage" office:value="0.771428571428571" calcext:value-type="percentage">
            <text:p>77,14 %</text:p>
          </table:table-cell>
          <table:table-cell table:style-name="ce4" table:formula="of:=(([.G105]-[.G107])/[.G105])" office:value-type="percentage" office:value="0.648648648648649" calcext:value-type="percentage">
            <text:p>64,86 %</text:p>
          </table:table-cell>
          <table:table-cell table:style-name="ce4" table:formula="of:=(([.H105]-[.H107])/[.H105])" office:value-type="percentage" office:value="0.847457627118644" calcext:value-type="percentage">
            <text:p>84,75 %</text:p>
          </table:table-cell>
          <table:table-cell table:style-name="ce4" table:formula="of:=(([.I105]-[.I107])/[.I105])" office:value-type="percentage" office:value="0.839285714285714" calcext:value-type="percentage">
            <text:p>83,93 %</text:p>
          </table:table-cell>
          <table:table-cell table:style-name="ce4" table:formula="of:=(([.J105]-[.J107])/[.J105])" office:value-type="percentage" office:value="0.571428571428571" calcext:value-type="percentage">
            <text:p>57,14 %</text:p>
          </table:table-cell>
          <table:table-cell table:style-name="ce4" table:formula="of:=(([.K105]-[.K107])/[.K105])" office:value-type="percentage" office:value="0.84375" calcext:value-type="percentage">
            <text:p>84,38 %</text:p>
          </table:table-cell>
          <table:table-cell table:style-name="ce4" table:formula="of:=(([.L105]-[.L107])/[.L105])" office:value-type="percentage" office:value="0.859375" calcext:value-type="percentage">
            <text:p>85,94 %</text:p>
          </table:table-cell>
          <table:table-cell table:style-name="ce4" table:formula="of:=(([.M105]-[.M107])/[.M105])" office:value-type="percentage" office:value="0.442622950819672" calcext:value-type="percentage">
            <text:p>44,26 %</text:p>
          </table:table-cell>
          <table:table-cell table:style-name="ce4" table:formula="of:=(([.N105]-[.N107])/[.N105])" office:value-type="percentage" office:value="0.625" calcext:value-type="percentage">
            <text:p>62,50 %</text:p>
          </table:table-cell>
        </table:table-row>
        <table:table-row table:style-name="ro1">
          <table:table-cell table:style-name="ce1" office:value-type="string" calcext:value-type="string">
            <text:p>socket/conduct</text:p>
          </table:table-cell>
          <table:table-cell table:style-name="ce4" table:formula="of:=(([.B106]-[.B107])/[.B106])" office:value-type="percentage" office:value="0.930693069306931" calcext:value-type="percentage">
            <text:p>93,07 %</text:p>
          </table:table-cell>
          <table:table-cell table:style-name="ce4" table:formula="of:=(([.C106]-[.C107])/[.C106])" office:value-type="percentage" office:value="0.92156862745098" calcext:value-type="percentage">
            <text:p>92,16 %</text:p>
          </table:table-cell>
          <table:table-cell table:style-name="ce4" table:formula="of:=(([.D106]-[.D107])/[.D106])" office:value-type="percentage" office:value="0.902173913043478" calcext:value-type="percentage">
            <text:p>90,22 %</text:p>
          </table:table-cell>
          <table:table-cell table:style-name="ce4" table:formula="of:=(([.E106]-[.E107])/[.E106])" office:value-type="percentage" office:value="0.859649122807017" calcext:value-type="percentage">
            <text:p>85,96 %</text:p>
          </table:table-cell>
          <table:table-cell table:style-name="ce4" table:formula="of:=(([.F106]-[.F107])/[.F106])" office:value-type="percentage" office:value="0.914893617021277" calcext:value-type="percentage">
            <text:p>91,49 %</text:p>
          </table:table-cell>
          <table:table-cell table:style-name="ce4" table:formula="of:=(([.G106]-[.G107])/[.G106])" office:value-type="percentage" office:value="0.858695652173913" calcext:value-type="percentage">
            <text:p>85,87 %</text:p>
          </table:table-cell>
          <table:table-cell table:style-name="ce4" table:formula="of:=(([.H106]-[.H107])/[.H106])" office:value-type="percentage" office:value="0.921739130434783" calcext:value-type="percentage">
            <text:p>92,17 %</text:p>
          </table:table-cell>
          <table:table-cell table:style-name="ce4" table:formula="of:=(([.I106]-[.I107])/[.I106])" office:value-type="percentage" office:value="0.833333333333333" calcext:value-type="percentage">
            <text:p>83,33 %</text:p>
          </table:table-cell>
          <table:table-cell table:style-name="ce4" table:formula="of:=(([.J106]-[.J107])/[.J106])" office:value-type="percentage" office:value="0.847457627118644" calcext:value-type="percentage">
            <text:p>84,75 %</text:p>
          </table:table-cell>
          <table:table-cell table:style-name="ce4" table:formula="of:=(([.K106]-[.K107])/[.K106])" office:value-type="percentage" office:value="0.836065573770492" calcext:value-type="percentage">
            <text:p>83,61 %</text:p>
          </table:table-cell>
          <table:table-cell table:style-name="ce4" table:formula="of:=(([.L106]-[.L107])/[.L106])" office:value-type="percentage" office:value="0.938775510204082" calcext:value-type="percentage">
            <text:p>93,88 %</text:p>
          </table:table-cell>
          <table:table-cell table:style-name="ce4" table:formula="of:=(([.M106]-[.M107])/[.M106])" office:value-type="percentage" office:value="0.46875" calcext:value-type="percentage">
            <text:p>46,88 %</text:p>
          </table:table-cell>
          <table:table-cell table:style-name="ce4" table:formula="of:=(([.N106]-[.N107])/[.N106])" office:value-type="percentage" office:value="0.82" calcext:value-type="percentage">
            <text:p>82,00 %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ip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ocket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nduct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ipe/conduct</text:p>
          </table:table-cell>
          <table:table-cell table:style-name="ce4" table:formula="of:=(([.B139]-[.B141])/[.B139])" office:value-type="percentage" office:value="0.31578947368421" calcext:value-type="percentage">
            <text:p>31,58 %</text:p>
          </table:table-cell>
          <table:table-cell table:style-name="ce4" table:formula="of:=(([.C139]-[.C141])/[.C139])" office:value-type="percentage" office:value="0.814814814814815" calcext:value-type="percentage">
            <text:p>81,48 %</text:p>
          </table:table-cell>
          <table:table-cell table:style-name="ce4" table:formula="of:=(([.D139]-[.D141])/[.D139])" office:value-type="percentage" office:value="0.852941176470588" calcext:value-type="percentage">
            <text:p>85,29 %</text:p>
          </table:table-cell>
          <table:table-cell table:style-name="ce4" table:formula="of:=(([.E139]-[.E141])/[.E139])" office:value-type="percentage" office:value="-1.66666666666667" calcext:value-type="percentage">
            <text:p>-166,67 %</text:p>
          </table:table-cell>
          <table:table-cell table:style-name="ce4" table:formula="of:=(([.F139]-[.F141])/[.F139])" office:value-type="percentage" office:value="-0.142857142857143" calcext:value-type="percentage">
            <text:p>-14,29 %</text:p>
          </table:table-cell>
          <table:table-cell table:style-name="ce4" table:formula="of:=(([.G139]-[.G141])/[.G139])" office:value-type="percentage" office:value="0.75" calcext:value-type="percentage">
            <text:p>75,00 %</text:p>
          </table:table-cell>
          <table:table-cell table:style-name="ce4" table:formula="of:=(([.H139]-[.H141])/[.H139])" office:value-type="percentage" office:value="0.6375" calcext:value-type="percentage">
            <text:p>63,75 %</text:p>
          </table:table-cell>
          <table:table-cell table:style-name="ce4" table:formula="of:=(([.I139]-[.I141])/[.I139])" office:value-type="percentage" office:value="0.0689655172413793" calcext:value-type="percentage">
            <text:p>6,90 %</text:p>
          </table:table-cell>
          <table:table-cell table:style-name="ce6" table:number-columns-repeated="5"/>
        </table:table-row>
        <table:table-row table:style-name="ro1">
          <table:table-cell table:style-name="ce1" office:value-type="string" calcext:value-type="string">
            <text:p>socket/conduct</text:p>
          </table:table-cell>
          <table:table-cell table:style-name="ce4" table:formula="of:=(([.B140]-[.B141])/[.B140])" office:value-type="percentage" office:value="0.831168831168831" calcext:value-type="percentage">
            <text:p>83,12 %</text:p>
          </table:table-cell>
          <table:table-cell table:style-name="ce4" table:formula="of:=(([.C140]-[.C141])/[.C140])" office:value-type="percentage" office:value="0.904761904761905" calcext:value-type="percentage">
            <text:p>90,48 %</text:p>
          </table:table-cell>
          <table:table-cell table:style-name="ce4" table:formula="of:=(([.D140]-[.D141])/[.D140])" office:value-type="percentage" office:value="0.915966386554622" calcext:value-type="percentage">
            <text:p>91,60 %</text:p>
          </table:table-cell>
          <table:table-cell table:style-name="ce4" table:formula="of:=(([.E140]-[.E141])/[.E140])" office:value-type="percentage" office:value="0.1" calcext:value-type="percentage">
            <text:p>10,00 %</text:p>
          </table:table-cell>
          <table:table-cell table:style-name="ce4" table:formula="of:=(([.F140]-[.F141])/[.F140])" office:value-type="percentage" office:value="-0.142857142857143" calcext:value-type="percentage">
            <text:p>-14,29 %</text:p>
          </table:table-cell>
          <table:table-cell table:style-name="ce4" table:formula="of:=(([.G140]-[.G141])/[.G140])" office:value-type="percentage" office:value="0.869047619047619" calcext:value-type="percentage">
            <text:p>86,90 %</text:p>
          </table:table-cell>
          <table:table-cell table:style-name="ce4" table:formula="of:=(([.H140]-[.H141])/[.H140])" office:value-type="percentage" office:value="0.662790697674419" calcext:value-type="percentage">
            <text:p>66,28 %</text:p>
          </table:table-cell>
          <table:table-cell table:style-name="ce4" table:formula="of:=(([.I140]-[.I141])/[.I140])" office:value-type="percentage" office:value="0.653846153846154" calcext:value-type="percentage">
            <text:p>65,38 %</text:p>
          </table:table-cell>
          <table:table-cell table:style-name="ce6" table:number-columns-repeated="5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style-name="ce1" office:value-type="string" calcext:value-type="string">
            <text:p>Temps total pipe</text:p>
          </table:table-cell>
          <table:table-cell table:style-name="ce1" table:formula="of:=SUM([.B37:.N37];[.B3:.N3];[.B71:.N71];[.B105:.N105];[.B139:.I139])" office:value-type="float" office:value="2127" calcext:value-type="float">
            <text:p>212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mps total conduct</text:p>
          </table:table-cell>
          <table:table-cell table:style-name="ce1" table:formula="of:=SUM([.B5:.N5];[.B39:.N39];[.B73:.N73];[.B107:.N107];[.B141:.I141])" office:value-type="float" office:value="947" calcext:value-type="float">
            <text:p>94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mps total socket</text:p>
          </table:table-cell>
          <table:table-cell table:style-name="ce1" table:formula="of:=SUM([.B4:.N4];[.B38:.N38];[.B72:.N72];[.B106:.N106];[.B140:.I140])" office:value-type="float" office:value="4550" calcext:value-type="float">
            <text:p>455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ipe/conduct total</text:p>
          </table:table-cell>
          <table:table-cell table:style-name="ce5" table:formula="of:=SUM([.B142:.I142];[.B108:.N108];[.B74:.N74];[.B40:.N40];[.B6:.N6])/60" office:value-type="percentage" office:value="0.499031196446064" calcext:value-type="percentage">
            <text:p>49,90 %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ocket/conduct total</text:p>
          </table:table-cell>
          <table:table-cell table:style-name="ce5" table:formula="of:=SUM([.B143:.I143];[.B109:.N109];[.B75:.N75];[.B41:.N41];[.B7:.N7])/60" office:value-type="percentage" office:value="0.788516045479407" calcext:value-type="percentage">
            <text:p>78,85 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33:54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55:28.434000000</meta:creation-date>
    <dc:date>2017-06-05T19:55:14.138000000</dc:date>
    <meta:editing-duration>PT2H12M45S</meta:editing-duration>
    <meta:editing-cycles>128</meta:editing-cycles>
    <meta:generator>LibreOffice/5.2.4.2$Windows_x86 LibreOffice_project/3d5603e1122f0f102b62521720ab13a38a4e0eb0</meta:generator>
    <meta:document-statistic meta:table-count="1" meta:cell-count="3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16cm" svg:height="9.537cm" xlink:href=".." xlink:type="simple" chart:class="chart:line" chart:style-name="ch1">
        <chart:legend chart:legend-position="end" svg:x="20.002cm" svg:y="3.971cm" style:legend-expansion="high" chart:style-name="ch2"/>
        <chart:plot-area chart:style-name="ch3" table:cell-range-address="Feuille1.A2:Feuille1.N5" chart:data-source-has-labels="both" svg:x="0.905cm" svg:y="0.087cm" svg:width="18.854cm" svg:height="8.862cm">
          <chartooo:coordinate-region svg:x="1.526cm" svg:y="0.286cm" svg:width="17.861cm" svg:height="8.016cm"/>
          <chart:axis chart:dimension="x" chart:name="primary-x" chart:style-name="ch4" chartooo:axis-type="auto">
            <chartooo:date-scale/>
            <chart:title svg:x="8.82cm" svg:y="8.977cm" chart:style-name="ch5">
              <text:p>données (en octets)</text:p>
            </chart:title>
            <chart:categories table:cell-range-address="Feuille1.B2:Feuille1.N2"/>
          </chart:axis>
          <chart:axis chart:dimension="y" chart:name="primary-y" chart:style-name="ch4">
            <chart:title svg:x="0cm" svg:y="6.441cm" chart:style-name="ch6">
              <text:p>temps (en millisecondes)</text:p>
            </chart:title>
            <chart:grid chart:style-name="ch7" chart:class="major"/>
          </chart:axis>
          <chart:series chart:style-name="ch8" chart:values-cell-range-address="Feuille1.B3:Feuille1.N3" chart:label-cell-address="Feuille1.A3:Feuille1.A3" chart:class="chart:line">
            <chart:data-point chart:repeated="13"/>
          </chart:series>
          <chart:series chart:style-name="ch9" chart:values-cell-range-address="Feuille1.B4:Feuille1.N4" chart:label-cell-address="Feuille1.A4:Feuille1.A4" chart:class="chart:line">
            <chart:data-point chart:repeated="13"/>
          </chart:series>
          <chart:series chart:style-name="ch10" chart:values-cell-range-address="Feuille1.B5:Feuille1.N5" chart:label-cell-address="Feuille1.A5:Feuille1.A5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uille1.B2:Feuille1.N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3:Feuille1.A3</svg:desc>
                </draw:g>
              </table:table-cell>
              <table:table-cell office:value-type="float" office:value="25">
                <text:p>25</text:p>
                <draw:g>
                  <svg:desc>Feuille1.B3:Feuille1.N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ocket</text:p>
                <draw:g>
                  <svg:desc>Feuille1.A4:Feuille1.A4</svg:desc>
                </draw:g>
              </table:table-cell>
              <table:table-cell office:value-type="float" office:value="47">
                <text:p>47</text:p>
                <draw:g>
                  <svg:desc>Feuille1.B4:Feuille1.N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onduct</text:p>
                <draw:g>
                  <svg:desc>Feuille1.A5:Feuille1.A5</svg:desc>
                </draw:g>
              </table:table-cell>
              <table:table-cell office:value-type="float" office:value="12">
                <text:p>12</text:p>
                <draw:g>
                  <svg:desc>Feuille1.B5:Feuille1.N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16cm" svg:height="9.835cm" xlink:href=".." xlink:type="simple" chart:class="chart:line" chart:style-name="ch1">
        <chart:legend chart:legend-position="end" svg:x="19.902cm" svg:y="4.12cm" style:legend-expansion="high" chart:style-name="ch2"/>
        <chart:plot-area chart:style-name="ch3" table:cell-range-address="Feuille1.A36:Feuille1.N39" chart:data-source-has-labels="both" svg:x="1.461cm" svg:y="0.196cm" svg:width="17.991cm" svg:height="8.462cm">
          <chartooo:coordinate-region svg:x="2.082cm" svg:y="0.395cm" svg:width="16.812cm" svg:height="7.616cm"/>
          <chart:axis chart:dimension="x" chart:name="primary-x" chart:style-name="ch4" chartooo:axis-type="auto">
            <chartooo:date-scale/>
            <chart:title svg:x="8.944cm" svg:y="8.854cm" chart:style-name="ch5">
              <text:p>données (en octets)</text:p>
            </chart:title>
            <chart:categories table:cell-range-address="Feuille1.B36:Feuille1.N36"/>
          </chart:axis>
          <chart:axis chart:dimension="y" chart:name="primary-y" chart:style-name="ch4">
            <chart:title svg:x="0.451cm" svg:y="6.35cm" chart:style-name="ch6">
              <text:p>temps (en millisecondes)</text:p>
            </chart:title>
            <chart:grid chart:style-name="ch7" chart:class="major"/>
          </chart:axis>
          <chart:series chart:style-name="ch8" chart:values-cell-range-address="Feuille1.B37:Feuille1.N37" chart:label-cell-address="Feuille1.A37:Feuille1.A37" chart:class="chart:line">
            <chart:data-point chart:repeated="13"/>
          </chart:series>
          <chart:series chart:style-name="ch9" chart:values-cell-range-address="Feuille1.B38:Feuille1.N38" chart:label-cell-address="Feuille1.A38:Feuille1.A38" chart:class="chart:line">
            <chart:data-point chart:repeated="13"/>
          </chart:series>
          <chart:series chart:style-name="ch10" chart:values-cell-range-address="Feuille1.B39:Feuille1.N39" chart:label-cell-address="Feuille1.A39:Feuille1.A39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200">
                <text:p>2200</text:p>
                <draw:g>
                  <svg:desc>Feuille1.B36:Feuille1.N36</svg:desc>
                </draw:g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37:Feuille1.A37</svg:desc>
                </draw:g>
              </table:table-cell>
              <table:table-cell office:value-type="float" office:value="14">
                <text:p>14</text:p>
                <draw:g>
                  <svg:desc>Feuille1.B37:Feuille1.N3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ocket</text:p>
                <draw:g>
                  <svg:desc>Feuille1.A38:Feuille1.A38</svg:desc>
                </draw:g>
              </table:table-cell>
              <table:table-cell office:value-type="float" office:value="40">
                <text:p>40</text:p>
                <draw:g>
                  <svg:desc>Feuille1.B38:Feuille1.N3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nduct</text:p>
                <draw:g>
                  <svg:desc>Feuille1.A39:Feuille1.A39</svg:desc>
                </draw:g>
              </table:table-cell>
              <table:table-cell office:value-type="float" office:value="3">
                <text:p>3</text:p>
                <draw:g>
                  <svg:desc>Feuille1.B39:Feuille1.N3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43cm" svg:height="9.935cm" xlink:href=".." xlink:type="simple" chart:class="chart:line" chart:style-name="ch1">
        <chart:legend chart:legend-position="end" svg:x="20.029cm" svg:y="4.17cm" style:legend-expansion="high" chart:style-name="ch2"/>
        <chart:plot-area chart:style-name="ch3" table:cell-range-address="Feuille1.A70:Feuille1.N73" chart:data-source-has-labels="both" svg:x="1.463cm" svg:y="0.198cm" svg:width="18.114cm" svg:height="8.558cm">
          <chartooo:coordinate-region svg:x="2.084cm" svg:y="0.397cm" svg:width="16.935cm" svg:height="7.712cm"/>
          <chart:axis chart:dimension="x" chart:name="primary-x" chart:style-name="ch4" chartooo:axis-type="auto">
            <chartooo:date-scale/>
            <chart:title svg:x="9.008cm" svg:y="8.954cm" chart:style-name="ch5">
              <text:p>données (en octets)</text:p>
            </chart:title>
            <chart:categories table:cell-range-address="Feuille1.B70:Feuille1.N70"/>
          </chart:axis>
          <chart:axis chart:dimension="y" chart:name="primary-y" chart:style-name="ch4">
            <chart:title svg:x="0.451cm" svg:y="6.4cm" chart:style-name="ch6">
              <text:p>temps (en millisecondes)</text:p>
            </chart:title>
            <chart:grid chart:style-name="ch7" chart:class="major"/>
          </chart:axis>
          <chart:series chart:style-name="ch8" chart:values-cell-range-address="Feuille1.B71:Feuille1.N71" chart:label-cell-address="Feuille1.A71:Feuille1.A71" chart:class="chart:line">
            <chart:data-point chart:repeated="13"/>
          </chart:series>
          <chart:series chart:style-name="ch9" chart:values-cell-range-address="Feuille1.B72:Feuille1.N72" chart:label-cell-address="Feuille1.A72:Feuille1.A72" chart:class="chart:line">
            <chart:data-point chart:repeated="13"/>
          </chart:series>
          <chart:series chart:style-name="ch10" chart:values-cell-range-address="Feuille1.B73:Feuille1.N73" chart:label-cell-address="Feuille1.A73:Feuille1.A7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00">
                <text:p>4300</text:p>
                <draw:g>
                  <svg:desc>Feuille1.B70:Feuille1.N70</svg:desc>
                </draw:g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71:Feuille1.A71</svg:desc>
                </draw:g>
              </table:table-cell>
              <table:table-cell office:value-type="float" office:value="159">
                <text:p>159</text:p>
                <draw:g>
                  <svg:desc>Feuille1.B71:Feuille1.N7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cket</text:p>
                <draw:g>
                  <svg:desc>Feuille1.A72:Feuille1.A72</svg:desc>
                </draw:g>
              </table:table-cell>
              <table:table-cell office:value-type="float" office:value="63">
                <text:p>63</text:p>
                <draw:g>
                  <svg:desc>Feuille1.B72:Feuille1.N72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176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51">
                <text:p>15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Conduct</text:p>
                <draw:g>
                  <svg:desc>Feuille1.A73:Feuille1.A73</svg:desc>
                </draw:g>
              </table:table-cell>
              <table:table-cell office:value-type="float" office:value="10">
                <text:p>10</text:p>
                <draw:g>
                  <svg:desc>Feuille1.B73:Feuille1.N7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16cm" svg:height="9.995cm" xlink:href=".." xlink:type="simple" chart:class="chart:line" chart:style-name="ch1">
        <chart:legend chart:legend-position="end" svg:x="19.902cm" svg:y="4.2cm" style:legend-expansion="high" chart:style-name="ch2"/>
        <chart:plot-area chart:style-name="ch3" table:cell-range-address="Feuille1.A104:Feuille1.N107" chart:data-source-has-labels="both" svg:x="1.461cm" svg:y="0.199cm" svg:width="17.991cm" svg:height="8.616cm">
          <chartooo:coordinate-region svg:x="2.082cm" svg:y="0.398cm" svg:width="16.812cm" svg:height="7.77cm"/>
          <chart:axis chart:dimension="x" chart:name="primary-x" chart:style-name="ch4" chartooo:axis-type="auto">
            <chartooo:date-scale/>
            <chart:title svg:x="8.944cm" svg:y="9.014cm" chart:style-name="ch5">
              <text:p>données (en octets)</text:p>
            </chart:title>
            <chart:categories table:cell-range-address="Feuille1.B104:Feuille1.N104"/>
          </chart:axis>
          <chart:axis chart:dimension="y" chart:name="primary-y" chart:style-name="ch4">
            <chart:title svg:x="0.451cm" svg:y="6.43cm" chart:style-name="ch6">
              <text:p>temps (en millisecondes)</text:p>
            </chart:title>
            <chart:grid chart:style-name="ch7" chart:class="major"/>
          </chart:axis>
          <chart:series chart:style-name="ch8" chart:values-cell-range-address="Feuille1.B105:Feuille1.N105" chart:label-cell-address="Feuille1.A105:Feuille1.A105" chart:class="chart:line">
            <chart:data-point chart:repeated="13"/>
          </chart:series>
          <chart:series chart:style-name="ch9" chart:values-cell-range-address="Feuille1.B106:Feuille1.N106" chart:label-cell-address="Feuille1.A106:Feuille1.A106" chart:class="chart:line">
            <chart:data-point chart:repeated="13"/>
          </chart:series>
          <chart:series chart:style-name="ch10" chart:values-cell-range-address="Feuille1.B107:Feuille1.N107" chart:label-cell-address="Feuille1.A107:Feuille1.A10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6400">
                <text:p>6400</text:p>
                <draw:g>
                  <svg:desc>Feuille1.B104:Feuille1.N104</svg:desc>
                </draw:g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105:Feuille1.A105</svg:desc>
                </draw:g>
              </table:table-cell>
              <table:table-cell office:value-type="float" office:value="19">
                <text:p>19</text:p>
                <draw:g>
                  <svg:desc>Feuille1.B105:Feuille1.N10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ocket</text:p>
                <draw:g>
                  <svg:desc>Feuille1.A106:Feuille1.A106</svg:desc>
                </draw:g>
              </table:table-cell>
              <table:table-cell office:value-type="float" office:value="101">
                <text:p>101</text:p>
                <draw:g>
                  <svg:desc>Feuille1.B106:Feuille1.N106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  <table:table-cell office:value-type="float" office:value="57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15">
                <text:p>115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nduct</text:p>
                <draw:g>
                  <svg:desc>Feuille1.A107:Feuille1.A107</svg:desc>
                </draw:g>
              </table:table-cell>
              <table:table-cell office:value-type="float" office:value="7">
                <text:p>7</text:p>
                <draw:g>
                  <svg:desc>Feuille1.B107:Feuille1.N10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16cm" svg:height="9.669cm" xlink:href=".." xlink:type="simple" chart:class="chart:line" chart:style-name="ch1">
        <chart:legend chart:legend-position="end" svg:x="20.002cm" svg:y="4.037cm" style:legend-expansion="high" chart:style-name="ch2"/>
        <chart:plot-area chart:style-name="ch3" table:cell-range-address="Feuille1.A138:Feuille1.I141" chart:data-source-has-labels="both" svg:x="1.463cm" svg:y="0.193cm" svg:width="18.087cm" svg:height="8.302cm">
          <chartooo:coordinate-region svg:x="2.084cm" svg:y="0.392cm" svg:width="16.815cm" svg:height="7.456cm"/>
          <chart:axis chart:dimension="x" chart:name="primary-x" chart:style-name="ch4" chartooo:axis-type="auto">
            <chartooo:date-scale/>
            <chart:title svg:x="8.994cm" svg:y="8.688cm" chart:style-name="ch5">
              <text:p>données (en octets)</text:p>
            </chart:title>
            <chart:categories table:cell-range-address="Feuille1.B138:Feuille1.I138"/>
          </chart:axis>
          <chart:axis chart:dimension="y" chart:name="primary-y" chart:style-name="ch4">
            <chart:title svg:x="0.451cm" svg:y="6.267cm" chart:style-name="ch6">
              <text:p>temps (en millisecondes)</text:p>
            </chart:title>
            <chart:grid chart:style-name="ch7" chart:class="major"/>
          </chart:axis>
          <chart:series chart:style-name="ch8" chart:values-cell-range-address="Feuille1.B139:Feuille1.I139" chart:label-cell-address="Feuille1.A139:Feuille1.A139" chart:class="chart:line">
            <chart:data-point chart:repeated="8"/>
          </chart:series>
          <chart:series chart:style-name="ch9" chart:values-cell-range-address="Feuille1.B140:Feuille1.I140" chart:label-cell-address="Feuille1.A140:Feuille1.A140" chart:class="chart:line">
            <chart:data-point chart:repeated="8"/>
          </chart:series>
          <chart:series chart:style-name="ch10" chart:values-cell-range-address="Feuille1.B141:Feuille1.I141" chart:label-cell-address="Feuille1.A141:Feuille1.A14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500">
                <text:p>8500</text:p>
                <draw:g>
                  <svg:desc>Feuille1.B138:Feuille1.I138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139:Feuille1.A139</svg:desc>
                </draw:g>
              </table:table-cell>
              <table:table-cell office:value-type="float" office:value="19">
                <text:p>19</text:p>
                <draw:g>
                  <svg:desc>Feuille1.B139:Feuille1.I139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ocket</text:p>
                <draw:g>
                  <svg:desc>Feuille1.A140:Feuille1.A140</svg:desc>
                </draw:g>
              </table:table-cell>
              <table:table-cell office:value-type="float" office:value="77">
                <text:p>77</text:p>
                <draw:g>
                  <svg:desc>Feuille1.B140:Feuille1.I140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onduct</text:p>
                <draw:g>
                  <svg:desc>Feuille1.A141:Feuille1.A141</svg:desc>
                </draw:g>
              </table:table-cell>
              <table:table-cell office:value-type="float" office:value="13">
                <text:p>13</text:p>
                <draw:g>
                  <svg:desc>Feuille1.B141:Feuille1.I14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